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743" officeooo:paragraph-rsid="000c2743"/>
    </style:style>
    <style:style style:name="P2" style:family="paragraph" style:parent-style-name="Standard">
      <style:text-properties style:text-underline-style="solid" style:text-underline-width="auto" style:text-underline-color="font-color" officeooo:rsid="000c2743" officeooo:paragraph-rsid="000c2743"/>
    </style:style>
    <style:style style:name="P3" style:family="paragraph" style:parent-style-name="Standard">
      <style:text-properties style:text-underline-style="none" officeooo:rsid="000db2b0" officeooo:paragraph-rsid="000db2b0"/>
    </style:style>
    <style:style style:name="T1" style:family="text">
      <style:text-properties officeooo:rsid="000f4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DAC – Recommandation de séries TV &amp; analyse de sous-titres</text:p>
      <text:p text:style-name="P1"/>
      <text:p text:style-name="P2">Introduction :</text:p>
      <text:p text:style-name="P2"/>
      <text:p text:style-name="P3">- description du sujet : recommandation de séries par analyse des sous-titres et filtrage collaboratif.</text:p>
      <text:p text:style-name="P3">- enjeux : recommandation très importante dans le monde d’aujourd’hui, les services tels que Netflix cherchent à recommander le plus efficacement possible de nouveaux contenus à leurs utilisateurs. Deux types de recommandations : sur le contenu (si un utilisateur aime un contenu A, il est susceptible d’aimer les contenus similaires à A) et par filtrage collaboratif (si deux utilisateurs A et B aiment la même série et que B aime la série C, A est susceptible d’aimer la série C).</text:p>
      <text:p text:style-name="P3">- angle d’attaque : on veut essayer de comparer les deux approches de recommandation, et voir également comment les temps de calcul <text:span text:style-name="T1">rentrent en compte dans la recommandation.</text:span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53:41.055146226</meta:creation-date>
    <dc:date>2019-02-15T12:26:30.207398228</dc:date>
    <meta:editing-duration>PT2M8S</meta:editing-duration>
    <meta:editing-cycles>1</meta:editing-cycles>
    <meta:document-statistic meta:table-count="0" meta:image-count="0" meta:object-count="0" meta:page-count="1" meta:paragraph-count="5" meta:word-count="134" meta:character-count="833" meta:non-whitespace-character-count="703"/>
    <meta:generator>LibreOffice/5.2.7.2$Linux_X86_64 LibreOffice_project/20m0$Build-2</meta:generator>
  </office:meta>
</office:document-meta>
</file>